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Bitstream Charter" fo:font-size="12pt" officeooo:rsid="000d4650" officeooo:paragraph-rsid="000d4650" style:font-size-asian="10.5pt"/>
    </style:style>
    <style:style style:name="P2" style:family="paragraph" style:parent-style-name="Standard">
      <style:paragraph-properties fo:text-align="justify" style:justify-single-word="false"/>
      <style:text-properties style:font-name="Bitstream Charter" fo:font-size="12pt" officeooo:rsid="0012e612" officeooo:paragraph-rsid="005286cc" style:font-size-asian="10.5pt"/>
    </style:style>
    <style:style style:name="P3" style:family="paragraph" style:parent-style-name="Standard">
      <style:paragraph-properties fo:text-align="justify" style:justify-single-word="false"/>
      <style:text-properties style:font-name="Bitstream Charter" fo:font-size="12pt" officeooo:paragraph-rsid="0029f2d3" style:font-size-asian="10.5pt"/>
    </style:style>
    <style:style style:name="P4" style:family="paragraph" style:parent-style-name="Standard">
      <style:paragraph-properties fo:text-align="justify" style:justify-single-word="false"/>
      <style:text-properties style:font-name="Bitstream Charter" fo:font-size="12pt" officeooo:rsid="005286cc" officeooo:paragraph-rsid="005286cc" style:font-size-asian="10.5pt"/>
    </style:style>
    <style:style style:name="P5" style:family="paragraph" style:parent-style-name="Standard">
      <style:paragraph-properties fo:text-align="justify" style:justify-single-word="false"/>
      <style:text-properties style:font-name="Bitstream Charter" fo:font-size="12pt" officeooo:rsid="0089b7eb" officeooo:paragraph-rsid="00f1264a" style:font-size-asian="10.5pt"/>
    </style:style>
    <style:style style:name="P6" style:family="paragraph" style:parent-style-name="Standard">
      <style:paragraph-properties fo:text-align="justify" style:justify-single-word="false"/>
      <style:text-properties style:font-name="Bitstream Charter" fo:font-size="12pt" officeooo:rsid="00e18ec4" officeooo:paragraph-rsid="00e18ec4" style:font-size-asian="10.5pt"/>
    </style:style>
    <style:style style:name="P7" style:family="paragraph" style:parent-style-name="Standard">
      <style:paragraph-properties fo:text-align="justify" style:justify-single-word="false"/>
      <style:text-properties style:font-name="Bitstream Charter" fo:font-size="12pt" fo:font-weight="bold" officeooo:rsid="0012e612" officeooo:paragraph-rsid="0012e612" style:font-size-asian="10.5p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Bitstream Charter" fo:font-size="12pt" fo:font-weight="normal" officeooo:rsid="001d5dcf" officeooo:paragraph-rsid="0065a12e" style:font-size-asian="10.5pt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Bitstream Charter" fo:font-size="12pt" fo:font-weight="normal" officeooo:rsid="001d5dcf" officeooo:paragraph-rsid="00adc65c" style:font-size-asian="10.5p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Bitstream Charter" fo:font-size="12pt" style:text-underline-style="solid" style:text-underline-width="auto" style:text-underline-color="font-color" fo:font-weight="bold" officeooo:rsid="001bc91a" officeooo:paragraph-rsid="001bc91a" style:font-size-asian="10.5p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Bitstream Charter" fo:font-size="12pt" style:text-underline-style="solid" style:text-underline-width="auto" style:text-underline-color="font-color" fo:font-weight="bold" officeooo:rsid="001bc91a" officeooo:paragraph-rsid="0065a12e" style:font-size-asian="10.5pt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Bitstream Charter" fo:font-size="12pt" style:text-underline-style="solid" style:text-underline-width="auto" style:text-underline-color="font-color" fo:font-weight="bold" officeooo:rsid="001bc91a" officeooo:paragraph-rsid="007122bf" style:font-size-asian="10.5p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Bitstream Charter" fo:font-size="12pt" fo:font-style="normal" style:text-underline-style="none" fo:font-weight="normal" officeooo:rsid="00720b1b" officeooo:paragraph-rsid="00720b1b" style:font-size-asian="10.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Charter" fo:font-size="12pt" style:text-underline-style="none" fo:font-weight="normal" officeooo:rsid="001d5dcf" officeooo:paragraph-rsid="0065a12e" style:font-size-asian="10.5p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Charter" fo:font-size="12pt" style:text-underline-style="none" fo:font-weight="normal" officeooo:rsid="001d5dcf" officeooo:paragraph-rsid="00d8ec57" style:font-size-asian="10.5p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Charter" fo:font-size="12pt" style:text-underline-style="none" fo:font-weight="normal" officeooo:rsid="0090407d" officeooo:paragraph-rsid="0090407d" style:font-size-asian="10.5p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Charter" fo:font-size="14pt" style:text-underline-style="solid" style:text-underline-width="auto" style:text-underline-color="font-color" fo:font-weight="bold" officeooo:rsid="001d5dcf" officeooo:paragraph-rsid="00d8ec57" style:font-size-asian="10.5pt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Bitstream Charter" fo:font-size="14pt" fo:font-style="italic" style:text-underline-style="none" officeooo:rsid="001bc91a" officeooo:paragraph-rsid="006b8cec" style:font-size-asian="14pt" style:font-style-asian="italic" style:font-size-complex="14pt" style:font-style-complex="italic"/>
    </style:style>
    <style:style style:name="P19" style:family="paragraph" style:parent-style-name="Standard">
      <style:paragraph-properties fo:text-align="justify" style:justify-single-word="false"/>
      <style:text-properties style:font-name="Bitstream Charter" fo:font-size="14pt" fo:font-style="italic" style:text-underline-style="none" officeooo:rsid="001bc91a" officeooo:paragraph-rsid="00697d06" style:font-size-asian="14pt" style:font-style-asian="italic" style:font-size-complex="14pt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font-name="Bitstream Charter" fo:font-size="14pt" fo:font-style="italic" style:text-underline-style="none" officeooo:rsid="001bc91a" officeooo:paragraph-rsid="00e3299f" style:font-size-asian="14pt" style:font-style-asian="italic" style:font-size-complex="14pt" style:font-style-complex="italic"/>
    </style:style>
    <style:style style:name="P21" style:family="paragraph" style:parent-style-name="Standard">
      <style:paragraph-properties fo:text-align="justify" style:justify-single-word="false"/>
      <style:text-properties style:font-name="Bitstream Charter" fo:font-size="14pt" fo:font-style="italic" style:text-underline-style="none" officeooo:rsid="001bc91a" officeooo:paragraph-rsid="00e5f203" style:font-size-asian="14pt" style:font-style-asian="italic" style:font-size-complex="14pt" style:font-style-complex="italic"/>
    </style:style>
    <style:style style:name="P22" style:family="paragraph" style:parent-style-name="Standard">
      <style:paragraph-properties fo:text-align="justify" style:justify-single-word="false"/>
      <style:text-properties style:font-name="Bitstream Charter" fo:font-size="14pt" fo:font-style="italic" style:text-underline-style="none" officeooo:rsid="001bc91a" officeooo:paragraph-rsid="00eb2cf8" style:font-size-asian="14pt" style:font-style-asian="italic" style:font-size-complex="14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Bitstream Charter" fo:font-size="14pt" fo:font-style="normal" style:text-underline-style="none" fo:font-weight="normal" officeooo:rsid="00586696" officeooo:paragraph-rsid="00f33f3b" style:font-size-asian="10.5pt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Charter" fo:font-size="14pt" fo:font-style="normal" style:text-underline-style="none" fo:font-weight="normal" officeooo:rsid="00720b1b" officeooo:paragraph-rsid="00728ca7" style:font-size-asian="10.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Charter" fo:font-size="14pt" style:text-underline-style="none" fo:font-weight="bold" officeooo:rsid="0090407d" officeooo:paragraph-rsid="0090407d" fo:background-color="#ffcc00" style:font-size-asian="10.5pt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Bitstream Charter" fo:font-size="16pt" fo:font-style="italic" style:text-underline-style="solid" style:text-underline-width="auto" style:text-underline-color="font-color" fo:font-weight="bold" officeooo:rsid="00551329" officeooo:paragraph-rsid="00586696" style:font-size-asian="10.5pt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Bitstream Charter" fo:font-size="16pt" style:text-underline-style="solid" style:text-underline-width="auto" style:text-underline-color="font-color" fo:font-weight="bold" officeooo:rsid="00293165" officeooo:paragraph-rsid="00293165" style:font-size-asian="10.5pt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Bitstream Charter" fo:font-size="16pt" style:text-underline-style="solid" style:text-underline-width="auto" style:text-underline-color="font-color" fo:font-weight="bold" officeooo:rsid="00551329" officeooo:paragraph-rsid="00586696" style:font-size-asian="10.5pt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660066" style:font-name="Abyssinica SIL" fo:font-size="14pt" fo:font-weight="bold" officeooo:rsid="000d4650" officeooo:paragraph-rsid="001028f0" style:font-size-asian="10.5pt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byssinica SIL" fo:font-size="14pt" officeooo:rsid="001028f0" officeooo:paragraph-rsid="001028f0" style:font-size-asian="10.5pt"/>
    </style:style>
    <style:style style:name="P31" style:family="paragraph" style:parent-style-name="Standard">
      <style:paragraph-properties fo:text-align="justify" style:justify-single-word="false"/>
      <style:text-properties style:font-name="Abyssinica SIL" fo:font-size="14pt" officeooo:rsid="000d4650" officeooo:paragraph-rsid="000d4650" style:font-size-asian="10.5pt"/>
    </style:style>
    <style:style style:name="P32" style:family="paragraph" style:parent-style-name="Standard">
      <style:paragraph-properties fo:text-align="justify" style:justify-single-word="false"/>
      <style:text-properties fo:color="#004586" style:font-name="Bitstream Charter" fo:font-size="16pt" fo:font-style="italic" style:text-underline-style="solid" style:text-underline-width="auto" style:text-underline-color="font-color" fo:font-weight="bold" officeooo:rsid="00720b1b" officeooo:paragraph-rsid="00720b1b" style:font-size-asian="10.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0000cc" style:font-name="Bitstream Charter" fo:font-size="14pt" style:text-underline-style="none" fo:font-weight="bold" officeooo:rsid="0090407d" officeooo:paragraph-rsid="0090407d" style:font-size-asian="10.5pt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579d1c" style:font-name="Abyssinica SIL" fo:font-size="14pt" fo:font-weight="bold" officeooo:rsid="000d4650" officeooo:paragraph-rsid="000d4650" style:font-size-asian="10.5pt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000000" style:font-name="Bitstream Charter" fo:font-size="12pt" style:text-underline-style="none" fo:font-weight="normal" officeooo:rsid="001d5dcf" officeooo:paragraph-rsid="00d2e21b" style:font-size-asian="10.5p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Bitstream Charter" fo:font-size="12pt" fo:font-style="normal" style:text-underline-style="none" fo:font-weight="normal" officeooo:rsid="00a97074" officeooo:paragraph-rsid="009259a0" style:font-size-asian="10.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Liberation Serif" fo:font-size="13pt" style:text-underline-style="none" fo:font-weight="normal" officeooo:rsid="00bf1959" officeooo:paragraph-rsid="00d8ec57" style:font-size-asian="13p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baf723" officeooo:paragraph-rsid="00be8a77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bf1959" officeooo:paragraph-rsid="00d8ec57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bf1959" officeooo:paragraph-rsid="00be8a77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bf1959" officeooo:paragraph-rsid="00d2e21b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6600" style:font-name="Liberation Serif" fo:font-size="13pt" style:text-underline-style="none" fo:font-weight="bold" officeooo:rsid="00bf1959" officeooo:paragraph-rsid="00d8ec57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77216f" style:font-name="Bitstream Charter" fo:font-size="16pt" style:text-underline-style="solid" style:text-underline-width="auto" style:text-underline-color="font-color" fo:font-weight="bold" officeooo:rsid="0012e612" officeooo:paragraph-rsid="0012e612" style:font-size-asian="10.5pt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77216f" style:font-name="Bitstream Charter" fo:font-size="16pt" style:text-underline-style="solid" style:text-underline-width="auto" style:text-underline-color="font-color" fo:font-weight="bold" officeooo:rsid="0012e612" officeooo:paragraph-rsid="001a3885" style:font-size-asian="10.5pt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333300" style:font-name="Abyssinica SIL" fo:font-size="14pt" fo:font-weight="bold" officeooo:rsid="00def9e8" officeooo:paragraph-rsid="00def9e8" style:font-size-asian="10.5pt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661900" style:font-name="Bitstream Charter" fo:font-size="18pt" fo:font-style="normal" style:text-underline-style="solid" style:text-underline-width="auto" style:text-underline-color="font-color" fo:font-weight="bold" officeooo:rsid="006371a7" officeooo:paragraph-rsid="00f1264a" fo:background-color="#ffffcc" style:font-size-asian="10.5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master-page-name="">
      <style:paragraph-properties fo:text-align="justify" style:justify-single-word="false" style:page-number="auto"/>
      <style:text-properties style:font-name="Abyssinica SIL" fo:font-size="14pt" fo:font-weight="bold" officeooo:rsid="000e7766" officeooo:paragraph-rsid="001028f0" style:font-size-asian="10.5pt" style:font-weight-asian="bold" style:font-weight-complex="bold"/>
    </style:style>
    <style:style style:name="P48" style:family="paragraph" style:parent-style-name="Standard">
      <style:paragraph-properties fo:text-align="justify" style:justify-single-word="false" fo:break-before="page"/>
      <style:text-properties style:font-name="Bitstream Charter" fo:font-size="14pt" fo:font-style="italic" style:text-underline-style="none" officeooo:rsid="001bc91a" officeooo:paragraph-rsid="006b8cec" style:font-size-asian="14pt" style:font-style-asian="italic" style:font-size-complex="14pt" style:font-style-complex="italic"/>
    </style:style>
    <style:style style:name="P49" style:family="paragraph" style:parent-style-name="Standard">
      <style:paragraph-properties fo:text-align="justify" style:justify-single-word="false" fo:break-before="page"/>
      <style:text-properties style:font-name="Bitstream Charter" fo:font-size="16pt" style:text-underline-style="solid" style:text-underline-width="auto" style:text-underline-color="font-color" fo:font-weight="bold" officeooo:rsid="00293165" officeooo:paragraph-rsid="00293165" style:font-size-asian="10.5pt" style:font-weight-asian="bold" style:font-weight-complex="bold"/>
    </style:style>
    <style:style style:name="P50" style:family="paragraph" style:parent-style-name="Preformatted_20_Text">
      <style:text-properties officeooo:rsid="0078a68d" officeooo:paragraph-rsid="0078a68d"/>
    </style:style>
    <style:style style:name="P51" style:family="paragraph" style:parent-style-name="Preformatted_20_Text">
      <style:text-properties officeooo:rsid="0078a68d" officeooo:paragraph-rsid="00efa35c"/>
    </style:style>
    <style:style style:name="P52" style:family="paragraph" style:parent-style-name="Preformatted_20_Text">
      <style:text-properties officeooo:rsid="007d5ce4" officeooo:paragraph-rsid="007d5ce4"/>
    </style:style>
    <style:style style:name="P53" style:family="paragraph" style:parent-style-name="Preformatted_20_Text">
      <style:text-properties fo:color="#004586" style:font-name="Bitstream Charter" fo:font-size="16pt" fo:font-style="italic" style:text-underline-style="solid" style:text-underline-width="auto" style:text-underline-color="font-color" fo:font-weight="bold" officeooo:rsid="00720b1b" officeooo:paragraph-rsid="00efa35c" style:font-size-asian="10.5pt" style:font-style-asian="italic" style:font-weight-asian="bold" style:font-size-complex="14pt" style:font-style-complex="italic" style:font-weight-complex="bold"/>
    </style:style>
    <style:style style:name="P54" style:family="paragraph" style:parent-style-name="Preformatted_20_Text">
      <style:paragraph-properties fo:text-align="justify" style:justify-single-word="false"/>
      <style:text-properties style:font-name="Bitstream Charter" fo:font-size="16pt" fo:font-style="italic" style:text-underline-style="solid" style:text-underline-width="auto" style:text-underline-color="font-color" fo:font-weight="bold" officeooo:rsid="00551329" officeooo:paragraph-rsid="00586696" style:font-size-asian="10.5pt" style:font-style-asian="italic" style:font-weight-asian="bold" style:font-style-complex="italic" style:font-weight-complex="bold"/>
    </style:style>
    <style:style style:name="P55" style:family="paragraph" style:parent-style-name="Preformatted_20_Text">
      <style:text-properties style:font-name="Bitstream Charter" fo:font-size="14pt" fo:font-style="normal" style:text-underline-style="none" fo:font-weight="normal" officeooo:rsid="00586696" officeooo:paragraph-rsid="00f33f3b" style:font-size-asian="10.5pt" style:font-style-asian="normal" style:font-weight-asian="normal" style:font-style-complex="normal" style:font-weight-complex="normal"/>
    </style:style>
    <style:style style:name="P56" style:family="paragraph" style:parent-style-name="Preformatted_20_Text">
      <style:text-properties officeooo:paragraph-rsid="00f33f3b"/>
    </style:style>
    <style:style style:name="P57" style:family="paragraph" style:parent-style-name="Standard" style:list-style-name="L1">
      <style:paragraph-properties fo:text-align="justify" style:justify-single-word="false"/>
      <style:text-properties style:font-name="Bitstream Charter" fo:font-size="14pt" fo:font-style="normal" style:text-underline-style="none" fo:font-weight="normal" officeooo:rsid="00586696" officeooo:paragraph-rsid="00586696" style:font-size-asian="10.5pt" style:font-style-asian="normal" style:font-weight-asian="normal" style:font-style-complex="normal" style:font-weight-complex="normal"/>
    </style:style>
    <style:style style:name="P58" style:family="paragraph" style:parent-style-name="Standard" style:list-style-name="L1">
      <style:paragraph-properties fo:text-align="justify" style:justify-single-word="false"/>
      <style:text-properties style:font-name="Bitstream Charter" fo:font-size="14pt" fo:font-style="normal" style:text-underline-style="none" fo:font-weight="normal" officeooo:rsid="00586696" officeooo:paragraph-rsid="005a7130" style:font-size-asian="10.5pt" style:font-style-asian="normal" style:font-weight-asian="normal" style:font-style-complex="normal" style:font-weight-complex="normal"/>
    </style:style>
    <style:style style:name="P59" style:family="paragraph" style:parent-style-name="Standard" style:list-style-name="L2">
      <style:paragraph-properties fo:text-align="justify" style:justify-single-word="false"/>
      <style:text-properties style:font-name="Bitstream Charter" fo:font-size="14pt" fo:font-style="normal" style:text-underline-style="none" fo:font-weight="normal" officeooo:rsid="00586696" officeooo:paragraph-rsid="00586696" style:font-size-asian="10.5pt" style:font-style-asian="normal" style:font-weight-asian="normal" style:font-style-complex="normal" style:font-weight-complex="normal"/>
    </style:style>
    <style:style style:name="P60" style:family="paragraph" style:parent-style-name="Standard" style:list-style-name="L2">
      <style:paragraph-properties fo:text-align="justify" style:justify-single-word="false"/>
      <style:text-properties officeooo:rsid="005dcbaa" officeooo:paragraph-rsid="005dcbaa"/>
    </style:style>
    <style:style style:name="P61" style:family="paragraph" style:parent-style-name="Standard">
      <style:paragraph-properties fo:text-align="justify" style:justify-single-word="false"/>
      <style:text-properties fo:color="#004586" style:font-name="Bitstream Charter" fo:font-size="16pt" fo:font-style="italic" style:text-underline-style="solid" style:text-underline-width="auto" style:text-underline-color="font-color" fo:font-weight="bold" officeooo:rsid="00720b1b" officeooo:paragraph-rsid="00f946e6" style:font-size-asian="10.5pt" style:font-style-asian="italic" style:font-weight-asian="bold" style:font-size-complex="14pt" style:font-style-complex="italic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cc0000" style:font-name="Bitstream Charter" fo:font-size="14pt" fo:font-style="italic" style:text-underline-style="solid" style:text-underline-width="auto" style:text-underline-color="font-color" fo:font-weight="bold" officeooo:rsid="00720b1b" officeooo:paragraph-rsid="00faa5e9" style:font-size-asian="10.5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028f0"/>
    </style:style>
    <style:style style:name="T2" style:family="text">
      <style:text-properties fo:font-weight="bold" officeooo:rsid="001d5dcf" style:font-weight-asian="bold" style:font-weight-complex="bold"/>
    </style:style>
    <style:style style:name="T3" style:family="text">
      <style:text-properties fo:font-weight="bold" officeooo:rsid="00648778" style:font-weight-asian="bold" style:font-weight-complex="bold"/>
    </style:style>
    <style:style style:name="T4" style:family="text">
      <style:text-properties fo:font-weight="bold" officeooo:rsid="00e3299f" style:font-weight-asian="bold" style:font-weight-complex="bold"/>
    </style:style>
    <style:style style:name="T5" style:family="text">
      <style:text-properties fo:font-weight="bold" officeooo:rsid="00e5f203" style:font-weight-asian="bold" style:font-weight-complex="bold"/>
    </style:style>
    <style:style style:name="T6" style:family="text">
      <style:text-properties fo:font-weight="bold" officeooo:rsid="00e8517f" style:font-weight-asian="bold" style:font-weight-complex="bold"/>
    </style:style>
    <style:style style:name="T7" style:family="text">
      <style:text-properties fo:font-weight="bold" officeooo:rsid="00eb2cf8" style:font-weight-asian="bold" style:font-weight-complex="bold"/>
    </style:style>
    <style:style style:name="T8" style:family="text">
      <style:text-properties fo:font-weight="bold" officeooo:rsid="00ed0c04" style:font-weight-asian="bold" style:font-weight-complex="bold"/>
    </style:style>
    <style:style style:name="T9" style:family="text">
      <style:text-properties officeooo:rsid="005286cc"/>
    </style:style>
    <style:style style:name="T10" style:family="text">
      <style:text-properties style:font-name="Bitstream Charter" fo:font-size="14pt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T11" style:family="text">
      <style:text-properties style:font-name="Bitstream Charter" fo:font-size="14pt" fo:font-style="normal" style:text-underline-style="none" fo:font-weight="normal" officeooo:rsid="00586696" style:font-size-asian="10.5pt" style:font-style-asian="normal" style:font-weight-asian="normal" style:font-style-complex="normal" style:font-weight-complex="normal"/>
    </style:style>
    <style:style style:name="T12" style:family="text">
      <style:text-properties style:font-name="Bitstream Charter" fo:font-size="14pt" fo:font-style="normal" style:text-underline-style="none" fo:font-weight="normal" officeooo:rsid="00f4e3ae" style:font-size-asian="10.5pt" style:font-style-asian="normal" style:font-weight-asian="normal" style:font-style-complex="normal" style:font-weight-complex="normal"/>
    </style:style>
    <style:style style:name="T13" style:family="text">
      <style:text-properties fo:font-size="16pt" style:text-underline-style="solid" style:text-underline-width="auto" style:text-underline-color="font-color" fo:font-weight="bold" officeooo:rsid="0061230e" style:font-size-asian="10.5pt" style:font-weight-asian="bold" style:font-weight-complex="bold"/>
    </style:style>
    <style:style style:name="T14" style:family="text">
      <style:text-properties fo:font-size="16pt" style:text-underline-style="solid" style:text-underline-width="auto" style:text-underline-color="font-color" fo:font-weight="bold" officeooo:rsid="001a3885" style:font-size-asian="10.5pt" style:font-weight-asian="bold" style:font-weight-complex="bold"/>
    </style:style>
    <style:style style:name="T15" style:family="text">
      <style:text-properties fo:color="#ff3300" fo:font-weight="bold" style:font-weight-asian="bold" style:font-weight-complex="bold"/>
    </style:style>
    <style:style style:name="T16" style:family="text">
      <style:text-properties fo:color="#cc0066" fo:font-style="normal" fo:background-color="#ffffcc" loext:char-shading-value="0" style:font-style-asian="normal" style:font-style-complex="normal"/>
    </style:style>
    <style:style style:name="T17" style:family="text">
      <style:text-properties fo:color="#cc0066" fo:font-style="normal" officeooo:rsid="00d563a5" fo:background-color="#ffffcc" loext:char-shading-value="0" style:font-style-asian="normal" style:font-style-complex="normal"/>
    </style:style>
    <style:style style:name="T18" style:family="text">
      <style:text-properties style:font-size-complex="13pt"/>
    </style:style>
    <style:style style:name="T19" style:family="text">
      <style:text-properties officeooo:rsid="00dabd8f" style:font-size-complex="13pt"/>
    </style:style>
    <style:style style:name="T20" style:family="text">
      <style:text-properties officeooo:rsid="00def9e8"/>
    </style:style>
    <style:style style:name="T21" style:family="text">
      <style:text-properties officeooo:rsid="00e02456"/>
    </style:style>
    <style:style style:name="T22" style:family="text">
      <style:text-properties fo:color="#661900" fo:background-color="#ffffcc" loext:char-shading-value="0"/>
    </style:style>
    <style:style style:name="T23" style:family="text">
      <style:text-properties fo:color="#661900" officeooo:rsid="006371a7" fo:background-color="#ffffcc" loext:char-shading-value="0"/>
    </style:style>
    <style:style style:name="T24" style:family="text">
      <style:text-properties fo:color="#661900" officeooo:rsid="00fb1933" fo:background-color="#ffffcc" loext:char-shading-value="0"/>
    </style:style>
    <style:style style:name="T25" style:family="text">
      <style:text-properties fo:color="#661900" fo:font-style="italic" fo:background-color="#ffffcc" loext:char-shading-value="0" style:font-style-asian="italic" style:font-size-complex="14pt" style:font-style-complex="italic"/>
    </style:style>
    <style:style style:name="T26" style:family="text">
      <style:text-properties officeooo:rsid="00f33f3b"/>
    </style:style>
    <style:style style:name="T27" style:family="text">
      <style:text-properties officeooo:rsid="00f37a7c"/>
    </style:style>
    <style:style style:name="T28" style:family="text">
      <style:text-properties fo:color="#dd4814" fo:font-style="italic" fo:background-color="#ffffcc" loext:char-shading-value="0" style:font-style-asian="italic" style:font-style-complex="italic"/>
    </style:style>
    <style:style style:name="T29" style:family="text">
      <style:text-properties fo:color="#dd4814" fo:font-style="italic" officeooo:rsid="00f33f3b" fo:background-color="#ffffcc" loext:char-shading-value="0" style:font-style-asian="italic" style:font-style-complex="italic"/>
    </style:style>
    <style:style style:name="T30" style:family="text">
      <style:text-properties officeooo:rsid="00faa5e9"/>
    </style:style>
    <style:style style:name="T31" style:family="text">
      <style:text-properties fo:font-style="normal" officeooo:rsid="00faa5e9" style:font-style-asian="normal" style:font-style-complex="normal"/>
    </style:style>
    <style:style style:name="T32" style:family="text">
      <style:text-properties fo:color="#004586" fo:font-style="italic" officeooo:rsid="00720b1b" style:font-style-asian="italic" style:font-size-complex="14pt" style:font-style-complex="italic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STATISTICAL METHODS IN AI </text:p>
      <text:p text:style-name="P29">ASSIGNMENT<text:span text:style-name="T20">5:</text:span></text:p>
      <text:p text:style-name="P45">DIMENSIONALITY REDUCTION AND CLUSTERING</text:p>
      <text:p text:style-name="P30"/>
      <text:p text:style-name="P30"/>
      <text:p text:style-name="P34">Name – Megha Agarwal</text:p>
      <text:p text:style-name="P31">Roll No – <text:span text:style-name="T15">201506511</text:span></text:p>
      <text:p text:style-name="P31">Course – M.Tech <text:span text:style-name="T1">CSIS(PG1)</text:span></text:p>
      <text:p text:style-name="P30">Dated : <text:span text:style-name="T21">30</text:span> <text:span text:style-name="T9">March</text:span>, 2016</text:p>
      <text:p text:style-name="P1"/>
      <text:p text:style-name="P7"/>
      <text:p text:style-name="P7"/>
      <text:p text:style-name="P43">AIM:</text:p>
      <text:p text:style-name="P6">The aim of this assignment is to experiment with dimensionality reduction and clustering </text:p>
      <text:p text:style-name="P6">techniques we learned in the class on real world problems.</text:p>
      <text:p text:style-name="P6"/>
      <text:p text:style-name="P4"/>
      <text:p text:style-name="P2"/>
      <text:p text:style-name="P44">DATA SETS DESCRIPTION :</text:p>
      <text:p text:style-name="P28"/>
      <text:p text:style-name="P28"><text:span text:style-name="T28">Data Set : </text:span><text:span text:style-name="T29">IRIS</text:span><text:span text:style-name="T28"> DATA SET </text:span></text:p>
      <text:p text:style-name="P26"/>
      <text:p text:style-name="P54"><text:s/>Number of Instances: 150 (50 in each of three classes)</text:p>
      <text:p text:style-name="Preformatted_20_Text"/>
      <text:list xml:id="list4852354916978476067" text:style-name="L1">
        <text:list-item>
          <text:p text:style-name="P57">Title: <text:span text:style-name="T26">Iris Plant DataSet</text:span></text:p>
        </text:list-item>
        <text:list-item>
          <text:p text:style-name="P58">Number of Attributes: <text:span text:style-name="T26">4 numeric, predictive attribues and the class.</text:span></text:p>
        </text:list-item>
        <text:list-item>
          <text:p text:style-name="P57">Attribute information: </text:p>
        </text:list-item>
      </text:list>
      <text:p text:style-name="P23"><text:tab/> <text:tab/>1. sepal length in cm</text:p>
      <text:p text:style-name="P56"><text:s text:c="3"/><text:tab/><text:tab/><text:span text:style-name="T11">2. sepal width in cm</text:span></text:p>
      <text:p text:style-name="P55"><text:s text:c="3"/><text:tab/><text:tab/>3. petal length in cm</text:p>
      <text:p text:style-name="P55"><text:s text:c="3"/><text:tab/><text:tab/>4. petal width in cm</text:p>
      <text:p text:style-name="P55"><text:s text:c="3"/><text:tab/><text:tab/>5. class: </text:p>
      <text:p text:style-name="P55"><text:s text:c="5"/><text:tab/><text:tab/><text:tab/>-- Iris Setosa</text:p>
      <text:p text:style-name="P55"><text:s text:c="6"/><text:tab/><text:tab/><text:tab/>-- Iris Versicolour</text:p>
      <text:p text:style-name="P55"><text:s text:c="6"/><text:tab/><text:tab/><text:tab/>-- Iris Virginica</text:p>
      <text:p text:style-name="P23"/>
      <text:list xml:id="list2420192141506135956" text:style-name="L2">
        <text:list-item>
          <text:p text:style-name="P59">Missing Attribute Values: <text:span text:style-name="T27">None</text:span></text:p>
        </text:list-item>
        <text:list-item>
          <text:p text:style-name="P60"><text:span text:style-name="T12">Class Distribution : 33.33% for each of 3 classes. </text:span><text:span text:style-name="T10"><text:s/></text:span></text:p>
        </text:list-item>
      </text:list>
      <text:p text:style-name="P27"/>
      <text:p text:style-name="P49"><text:span text:style-name="T22">CODE : </text:span><text:span text:style-name="T24">A) </text:span><text:span text:style-name="T25">Dimensionality Reduction</text:span></text:p>
      <text:p text:style-name="P62"/>
      <text:p text:style-name="P62"><text:span text:style-name="T31">Iris Data Set </text:span>:</text:p>
      <text:p text:style-name="P62"/>
      <text:p text:style-name="P62"/>
      <text:p text:style-name="P62"/>
      <text:p text:style-name="P61"/>
      <text:p text:style-name="P5"/>
      <text:p text:style-name="P5"/>
      <text:p text:style-name="P46">SAMPLE OUTPUT:</text:p>
      <text:p text:style-name="P12"/>
      <text:p text:style-name="P13">Enter 1...........categorical data </text:p>
      <text:p text:style-name="P13">Enter 2...........continous data </text:p>
      <text:p text:style-name="P13">Enter Choice </text:p>
      <text:p text:style-name="P13"/>
      <text:p text:style-name="P32">When Choice entered is 1 i.e Categorical Data:</text:p>
      <text:p text:style-name="P13"/>
      <text:p text:style-name="P50">ITERATION NO : 1 </text:p>
      <text:p text:style-name="P50">Probability P(yes) = <text:s/>0.11372244343 </text:p>
      <text:p text:style-name="P51">Probability P(no) = <text:s/>0.88627755657 </text:p>
      <text:p text:style-name="P51"/>
      <text:p text:style-name="P51"/>
      <text:p text:style-name="P53">When Choice entered is 2 i.e Continous Data:</text:p>
      <text:p text:style-name="P24"/>
      <text:p text:style-name="P52">ITERATION NO : 1</text:p>
      <text:p text:style-name="P52">Average P(xi/2) * P(2)= <text:s/>2.40336216836e-05</text:p>
      <text:p text:style-name="P18"/>
      <text:p text:style-name="P48"><text:span text:style-name="T13">QUESTIONS TO BE ANSWERED</text:span><text:span text:style-name="T14">:</text:span></text:p>
      <text:p text:style-name="P18"/>
      <text:p text:style-name="P20"><text:span text:style-name="T2">Q-</text:span><text:span text:style-name="T3">1</text:span><text:span text:style-name="T2"> </text:span><text:span text:style-name="T4">Compare and contrast K-Means, K-median and K-medoid approaches – when do you use each method, what are the differences in the objective function that is optimized in each case.</text:span></text:p>
      <text:p text:style-name="P10"/>
      <text:p text:style-name="P25">1. BANK-DATA SET ( Categorical Data)</text:p>
      <text:p text:style-name="P16"/>
      <text:p text:style-name="P33">*************TEST SAMPLE NO 1 ******************</text:p>
      <text:p text:style-name="P36"/>
      <text:p text:style-name="P9"/>
      <text:p text:style-name="P9"/>
      <text:p text:style-name="P9"/>
      <text:p text:style-name="P9"/>
      <text:p text:style-name="P19"/>
      <text:p text:style-name="P21"><text:span text:style-name="T2">Q-</text:span><text:span text:style-name="T6">2</text:span><text:span text:style-name="T2"> </text:span><text:span text:style-name="T5">What is the difference between using Covariance matrix versus Correlation matrix for doing PCA on data? When do you recommend using one over the other? Demonstrate this on a small dataset to support your argument.</text:span></text:p>
      <text:p text:style-name="P11"/>
      <text:p text:style-name="P38">Ans. </text:p>
      <text:p text:style-name="P40"/>
      <text:p text:style-name="P8"/>
      <text:p text:style-name="P22"><text:span text:style-name="T2">Q-</text:span><text:span text:style-name="T8">3</text:span><text:span text:style-name="T2"> </text:span><text:span text:style-name="T7">Show the process of kernelizing PCA. What kind of dimensionality reduction does kernel-PCA accomplish?</text:span></text:p>
      <text:p text:style-name="P14"/>
      <text:p text:style-name="P17"><text:span text:style-name="T16">For </text:span><text:span text:style-name="T17">D</text:span><text:span text:style-name="T16">iscrete numeric/continuous data:</text:span></text:p>
      <text:p text:style-name="P15"/>
      <text:p text:style-name="P42">a) Mean/Mode substitution:</text:p>
      <text:p text:style-name="P39">Replace missing value with sample mean or mode.</text:p>
      <text:p text:style-name="P39"/>
      <text:p text:style-name="P42">b) Dummy variable control:</text:p>
      <text:p text:style-name="P39">Replaces missing values with predicted score from a regression equation.</text:p>
      <text:p text:style-name="P39"/>
      <text:p text:style-name="P42">c) Nearest neighbour substitution:</text:p>
      <text:p text:style-name="P37"><text:span text:style-name="T19">Replace the missing values with w</text:span><text:span text:style-name="T18">hichever instance is most resembling to the current instance can be given the same values.</text:span></text:p>
      <text:p text:style-name="P37"/>
      <text:p text:style-name="P42">d) Missing values can be replaced by the average of all the observed values.</text:p>
      <text:p text:style-name="P35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01:40:32.462960922</meta:creation-date>
    <dc:date>2016-03-30T20:56:13.020729305</dc:date>
    <meta:editing-duration>PT7H26M34S</meta:editing-duration>
    <meta:editing-cycles>237</meta:editing-cycles>
    <meta:generator>LibreOffice/4.2.8.2$Linux_X86_64 LibreOffice_project/420m0$Build-2</meta:generator>
    <meta:document-statistic meta:table-count="0" meta:image-count="0" meta:object-count="0" meta:page-count="3" meta:paragraph-count="54" meta:word-count="351" meta:character-count="2249" meta:non-whitespace-character-count="1886"/>
  </office:meta>
</office:document-meta>
</file>